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F0" style:family="paragraph">
      <style:paragraph-properties fo:break-before="page"/>
    </style:style>
    <style:style style:name="T2" style:parent-style-name="Heading1Char" style:family="text">
      <style:text-properties style:font-name-asian="Calibri"/>
    </style:style>
    <style:style style:name="T3" style:parent-style-name="Heading2Char" style:family="text">
      <style:text-properties style:font-name-asian="Calibri"/>
    </style:style>
    <style:style style:name="T4" style:parent-style-name="Heading2Char" style:family="text">
      <style:text-properties style:font-name-asian="Calibri"/>
    </style:style>
    <style:style style:name="P5" style:parent-style-name="Heading3" style:family="paragraph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6" style:parent-style-name="Heading3" style:family="paragraph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7" style:parent-style-name="Normal" style:family="paragraph">
      <style:paragraph-properties fo:break-before="page" fo:margin-top="0in" fo:margin-bottom="0.1111in" fo:line-height="106%" fo:margin-left="0in">
        <style:tab-stops/>
      </style:paragraph-properties>
    </style:style>
    <style:style style:name="T8" style:parent-style-name="Heading1Char" style:family="text">
      <style:text-properties style:font-name-asian="Calibri"/>
    </style:style>
    <style:style style:name="T9" style:parent-style-name="Heading2Char" style:family="text">
      <style:text-properties style:font-name-asian="Calibri"/>
    </style:style>
    <style:style style:name="P10" style:parent-style-name="Heading3" style:family="paragraph">
      <style:text-properties style:font-name="Calibri Light" style:font-name-asian="Times New Roman" style:font-name-complex="Times New Roman" fo:color="#2F5496" fo:font-size="16pt" style:font-size-asian="16pt" style:font-size-complex="16pt"/>
    </style:style>
  </office:automatic-styles>
  <office:body>
    <office:text text:use-soft-page-breaks="true">
      <text:h text:style-name="P1" text:outline-level="1">NCT API – Help</text:h>
      <text:p text:style-name="Normal">Base context path:<text:line-break/><text:a xlink:href="http://serversite.info:8080/NCT_API/" office:target-frame-name="_top" xlink:show="replace"><text:span text:style-name="Hyperlink">http://serversite.info:8080/NCT_API/</text:span></text:a></text:p>
      <text:p text:style-name="Normal">This is a small web app that the design can be changed to<text:s/>NCT if we want! NO WE DON’T WANT!</text:p>
      <text:p text:style-name="Normal"><text:span text:style-name="T2">Save to database – Make and model:</text:span><text:line-break/>Base context – GET request:<text:line-break/><text:a xlink:href="http://serversite.info:8080/NCT_API/nct/CAR" office:target-frame-name="_top" xlink:show="replace"><text:span text:style-name="Hyperlink">http://serversite.info:8080/NCT_API/nct/CAR</text:span></text:a>?</text:p>
      <text:p text:style-name="Normal">Extended to use:<text:line-break/>http://serversite.info:8080/NCT_API/nct/CAR?mmyf_make=ALFA+ROMEO&amp;mmyf_model=145&amp;mmyf_yob=1995&amp;mmyf_total=1&amp;mmyf_pass=0&amp;mmyf_percentagePass=0&amp;mmyf_fail=1&amp;mmyf_percentageFail=100&amp;mmyf_vehicle_safetyEquipment=1&amp;mmyf_percentagePass_vehicle_safetyEquipment=100&amp;mmyf_light_electrical=0&amp;mmyf_percentagePass_light_electrical=0&amp;mmyf_steering_suspension=1&amp;mmyf_percentagePass_steering_suspension=100&amp;mmyf_breaking_equipment=1&amp;mmyf_percentagePass_btreaking_equipment=100&amp;mmyf_wheels_tyres=0&amp;mmyf_percentagePass_wheels_tyres=0&amp;mmyf_engine_noise_exhaust=0&amp;mmyf_percentagePass_engine_noise_exhaust=0&amp;mmyf_chassis_body=0&amp;mmyf_percentagePass_chassis_body=0&amp;mmyf_side_slip_test=1&amp;mmyf_percentagePass_side_slip_test=100&amp;mmyf_suspension_test=0&amp;mmyf_percentagePass_suspension_test=0&amp;mmyf_light_test=0&amp;mmyf_percentagePass_light_test=0&amp;mmyf_brake_test=1&amp;mmyf_percentagePass_brake_test=100&amp;mmyf_emission=0&amp;mmyf_percentagePass_emission=0&amp;mmyf_other=0&amp;mmyf_percentagePass_other=0&amp;mmyf_incomplete_test=0&amp;mmyf_percentagePass_incomplete_test=0&amp;mmyf_reportYear=2013</text:p>
      <text:p text:style-name="Normal"/>
      <text:p text:style-name="Normal"><text:span text:style-name="T3">SQl queries make and M</text:span><text:span text:style-name="T4">odel:</text:span><text:line-break/>Base context:<text:line-break/>http://serversite.info:8080/NCT_API/nct/sqlMake?</text:p>
      <text:p text:style-name="Normal">Extended to use:<text:line-break/>http://serversite.info:8080/NCT_API/nct/sqlMake?sql=select * from nct_mmy</text:p>
      <text:h text:style-name="P5" text:outline-level="3"/>
      <text:h text:style-name="P6" text:outline-level="3">NOTE:<text:line-break/>If you change the “select * from” part, that will cause crash the API!</text:h>
      <text:p text:style-name="P7"/>
      <text:p text:style-name="Normal"><text:span text:style-name="T8">Save to database – Test center:</text:span></text:p>
      <text:p text:style-name="Normal">Base context : GET request<text:s/><text:line-break/><text:a xlink:href="http://serversite.info:8080/NCT_API/nct/CTR?pfrtc_testCenter=Test+Centre&amp;pfrtc_vehiclePass=Number&amp;pfrtc_percentagePass=%25&amp;pfrtc_noIdNumber=Number&amp;pfrtc_percentageNoIdNumber=%25&amp;pfrtc_vehicleFail=Number+&amp;pfrtc_percentageFail=%25&amp;pfrtc_failDangerous=Number&amp;pfrtc_perentageFailDangerous=%25&amp;pfrtc_totalVehiclesTested=&amp;mmyf_reportYear=2013" office:target-frame-name="_top" xlink:show="replace">http://serversite.info:8080/NCT_API/nct/CTR?</text:a><text:s/></text:p>
      <text:p text:style-name="Normal">Extended to use:</text:p>
      <text:p text:style-name="Normal"><text:a xlink:href="http://serversite.info:8080/NCT_API/nct/CTR?pfrtc_testCenter=Test+Centre&amp;pfrtc_vehiclePass=Number&amp;pfrtc_percentagePass=%25&amp;pfrtc_noIdNumber=Number&amp;pfrtc_percentageNoIdNumber=%25&amp;pfrtc_vehicleFail=Number+&amp;pfrtc_percentageFail=%25&amp;pfrtc_failDangerous=Number&amp;pfrtc_perentageFailDangerous=%25&amp;pfrtc_totalVehiclesTested=&amp;mmyf_reportYear=2013" office:target-frame-name="_top" xlink:show="replace"><text:span text:style-name="Hyperlink">http://serversite.info:8080/NCT</text:span><text:span text:style-name="Hyperlink">_API/nct/CTR?pfrtc_testCenter=Test+Centre&amp;pfrtc_vehiclePass=Number&amp;pfrtc_percentagePass=%25&amp;pfrtc_noIdNumber=Number&amp;pfrtc_percentageNoIdNumber=%25&amp;pfrtc_vehicleFail=Number+&amp;pfrtc_percentageFail=%25&amp;pfrtc_failDangerous=Number&amp;pfrtc_perentageFailDangerous=%2</text:span><text:span text:style-name="Hyperlink">5&amp;pfrtc_totalVehiclesTested=&amp;mmyf_reportYear=2013</text:span></text:a></text:p>
      <text:p text:style-name="Normal"/>
      <text:p text:style-name="Normal"><text:span text:style-name="T9">SQl queries Test center:</text:span><text:line-break/>Base context:<text:line-break/><text:a xlink:href="http://serversite.info:8080/NCT_API/nct/sqlCenter" office:target-frame-name="_top" xlink:show="replace"><text:span text:style-name="Hyperlink">http://serversite.info:8080/NCT_API/nct/sqlCenter</text:span></text:a>?</text:p>
      <text:p text:style-name="Normal">Extended to use:<text:line-break/>http://serversite.info:8080/NCT_API/nct/sqlCenter?sql=select * from nct_pfrtc<text:s/></text:p>
      <text:h text:style-name="P10" text:outline-level="3">NOTE:<text:line-break/>If you change the “select * from” part, that will cause crash the API!</text:h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style:font-size-complex="12pt" fo:hyphenate="false"/>
    </style:style>
    <style:style style:name="Normal" style:display-name="Normal" style:family="paragraph">
      <style:paragraph-properties fo:margin-top="0.1666in" fo:margin-bottom="0in" fo:line-height="103%" fo:margin-left="0.1972in">
        <style:tab-stops/>
      </style:paragraph-properties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oltan Fuzesi</meta:initial-creator>
    <dc:creator>Zoltan Fuzesi</dc:creator>
    <meta:creation-date>2017-11-29T19:19:00Z</meta:creation-date>
    <dc:date>2017-11-29T19:43:00Z</dc:date>
    <meta:template xlink:href="Normal.dotm" xlink:type="simple"/>
    <meta:editing-cycles>2</meta:editing-cycles>
    <meta:editing-duration>PT900S</meta:editing-duration>
    <meta:document-statistic meta:page-count="2" meta:paragraph-count="6" meta:word-count="478" meta:character-count="3199" meta:row-count="22" meta:non-whitespace-character-count="2727"/>
  </office:meta>
</office:document-meta>
</file>